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ENGIFO VARAS, DIA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42649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624661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ENGIFO VARAS, DIA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242649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624661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HUANARI TEJADA, ALDA DAISY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5301020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3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70</text:p>
            <text:p text:style-name="P6"/>
          </table:table-cell>
        </table:table-row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4.1875</text:p>
          </table:table-cell>
          <table:table-cell table:style-name="Tableau1.A2" office:value-type="string">
            <text:p text:style-name="P7">160</text:p>
          </table:table-cell>
          <table:table-cell table:style-name="Tableau1.D2" office:value-type="string">
            <text:p text:style-name="P8">67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6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6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40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0/10/2021</text:p>
          </table:table-cell>
          <table:table-cell table:style-name="Tabla2.A3" office:value-type="string">
            <text:p text:style-name="P22">273004</text:p>
          </table:table-cell>
          <table:table-cell table:style-name="Tabla2.D3" office:value-type="string">
            <text:p text:style-name="P23">140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3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0T22:03:5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